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228in"/>
    </style:style>
    <style:style style:name="co2" style:family="table-column">
      <style:table-column-properties fo:break-before="auto" style:column-width="2.8661in"/>
    </style:style>
    <style:style style:name="co3" style:family="table-column">
      <style:table-column-properties fo:break-before="auto" style:column-width="22.8335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6.1465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7.4866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1.6646in"/>
    </style:style>
    <style:style style:name="co13" style:family="table-column">
      <style:table-column-properties fo:break-before="auto" style:column-width="1.4398in"/>
    </style:style>
    <style:style style:name="co14" style:family="table-column">
      <style:table-column-properties fo:break-before="auto" style:column-width="1.6008in"/>
    </style:style>
    <style:style style:name="co15" style:family="table-column">
      <style:table-column-properties fo:break-before="auto" style:column-width="1.7508in"/>
    </style:style>
    <style:style style:name="co16" style:family="table-column">
      <style:table-column-properties fo:break-before="auto" style:column-width="0.9146in"/>
    </style:style>
    <style:style style:name="co17" style:family="table-column">
      <style:table-column-properties fo:break-before="auto" style:column-width="1.6862in"/>
    </style:style>
    <style:style style:name="co18" style:family="table-column">
      <style:table-column-properties fo:break-before="auto" style:column-width="1.7189in"/>
    </style:style>
    <style:style style:name="co19" style:family="table-column">
      <style:table-column-properties fo:break-before="auto" style:column-width="1.0646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7.7016in"/>
    </style:style>
    <style:style style:name="co22" style:family="table-column">
      <style:table-column-properties fo:break-before="auto" style:column-width="1.0535in"/>
    </style:style>
    <style:style style:name="co23" style:family="table-column">
      <style:table-column-properties fo:break-before="auto" style:column-width="0.6783in"/>
    </style:style>
    <style:style style:name="co24" style:family="table-column">
      <style:table-column-properties fo:break-before="auto" style:column-width="0.7102in"/>
    </style:style>
    <style:style style:name="co25" style:family="table-column">
      <style:table-column-properties fo:break-before="auto" style:column-width="1.161in"/>
    </style:style>
    <style:style style:name="co26" style:family="table-column">
      <style:table-column-properties fo:break-before="auto" style:column-width="2.8764in"/>
    </style:style>
    <style:style style:name="co27" style:family="table-column">
      <style:table-column-properties fo:break-before="auto" style:column-width="1.761in"/>
    </style:style>
    <style:style style:name="co28" style:family="table-column">
      <style:table-column-properties fo:break-before="auto" style:column-width="1.9654in"/>
    </style:style>
    <style:style style:name="co29" style:family="table-column">
      <style:table-column-properties fo:break-before="auto" style:column-width="1.622in"/>
    </style:style>
    <style:style style:name="co30" style:family="table-column">
      <style:table-column-properties fo:break-before="auto" style:column-width="1.8902in"/>
    </style:style>
    <style:style style:name="co31" style:family="table-column">
      <style:table-column-properties fo:break-before="auto" style:column-width="2.3189in"/>
    </style:style>
    <style:style style:name="co32" style:family="table-column">
      <style:table-column-properties fo:break-before="auto" style:column-width="2.2866in"/>
    </style:style>
    <style:style style:name="co33" style:family="table-column">
      <style:table-column-properties fo:break-before="auto" style:column-width="0.9783in"/>
    </style:style>
    <style:style style:name="co34" style:family="table-column">
      <style:table-column-properties fo:break-before="auto" style:column-width="1.311in"/>
    </style:style>
    <style:style style:name="co35" style:family="table-column">
      <style:table-column-properties fo:break-before="auto" style:column-width="1.1717in"/>
    </style:style>
    <style:style style:name="co36" style:family="table-column">
      <style:table-column-properties fo:break-before="auto" style:column-width="0.9575in"/>
    </style:style>
    <style:style style:name="co37" style:family="table-column">
      <style:table-column-properties fo:break-before="auto" style:column-width="1.2575in"/>
    </style:style>
    <style:style style:name="co38" style:family="table-column">
      <style:table-column-properties fo:break-before="auto" style:column-width="1.8256in"/>
    </style:style>
    <style:style style:name="co39" style:family="table-column">
      <style:table-column-properties fo:break-before="auto" style:column-width="1.5362in"/>
    </style:style>
    <style:style style:name="co40" style:family="table-column">
      <style:table-column-properties fo:break-before="auto" style:column-width="1.3327in"/>
    </style:style>
    <style:style style:name="co41" style:family="table-column">
      <style:table-column-properties fo:break-before="auto" style:column-width="2.1043in"/>
    </style:style>
    <style:style style:name="co42" style:family="table-column">
      <style:table-column-properties fo:break-before="auto" style:column-width="0.5283in"/>
    </style:style>
    <style:style style:name="co4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ცემენტი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ce1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1"/>
        <table:table-column table:style-name="co22" table:default-cell-style-name="Default"/>
        <table:table-column table:style-name="co38" table:default-cell-style-name="Default"/>
        <table:table-column table:style-name="co39" table:default-cell-style-name="ce1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Hand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dy (HTML)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 Categor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gs</text:p>
          </table:table-cell>
          <table:table-cell table:style-name="Default" office:value-type="string" calcext:value-type="string">
            <text:p>Published</text:p>
          </table:table-cell>
          <table:table-cell office:value-type="string" calcext:value-type="string">
            <text:p>Option1 Name</text:p>
          </table:table-cell>
          <table:table-cell office:value-type="string" calcext:value-type="string">
            <text:p>Option1 Value</text:p>
          </table:table-cell>
          <table:table-cell office:value-type="string" calcext:value-type="string">
            <text:p>Option2 Name</text:p>
          </table:table-cell>
          <table:table-cell office:value-type="string" calcext:value-type="string">
            <text:p>Option2 Value</text:p>
          </table:table-cell>
          <table:table-cell office:value-type="string" calcext:value-type="string">
            <text:p>Option3 Name</text:p>
          </table:table-cell>
          <table:table-cell office:value-type="string" calcext:value-type="string">
            <text:p>Option3 Value</text:p>
          </table:table-cell>
          <table:table-cell office:value-type="string" calcext:value-type="string">
            <text:p>Variant SKU</text:p>
          </table:table-cell>
          <table:table-cell office:value-type="string" calcext:value-type="string">
            <text:p>Variant Grams</text:p>
          </table:table-cell>
          <table:table-cell office:value-type="string" calcext:value-type="string">
            <text:p>Variant Inventory Tracker</text:p>
          </table:table-cell>
          <table:table-cell office:value-type="string" calcext:value-type="string">
            <text:p>Variant Inventory Qty</text:p>
          </table:table-cell>
          <table:table-cell office:value-type="string" calcext:value-type="string">
            <text:p>Variant Inventory Policy</text:p>
          </table:table-cell>
          <table:table-cell office:value-type="string" calcext:value-type="string">
            <text:p>Variant Fulfillment Service</text:p>
          </table:table-cell>
          <table:table-cell office:value-type="string" calcext:value-type="string">
            <text:p>Variant Price</text:p>
          </table:table-cell>
          <table:table-cell office:value-type="string" calcext:value-type="string">
            <text:p>Variant Compare At Price</text:p>
          </table:table-cell>
          <table:table-cell table:style-name="Default" office:value-type="string" calcext:value-type="string">
            <text:p>Variant Requires Shipping</text:p>
          </table:table-cell>
          <table:table-cell table:style-name="Default" office:value-type="string" calcext:value-type="string">
            <text:p>Variant Taxable</text:p>
          </table:table-cell>
          <table:table-cell office:value-type="string" calcext:value-type="string">
            <text:p>Variant Barcode</text:p>
          </table:table-cell>
          <table:table-cell office:value-type="string" calcext:value-type="string">
            <text:p>Image Src</text:p>
          </table:table-cell>
          <table:table-cell office:value-type="string" calcext:value-type="string">
            <text:p>Image Position</text:p>
          </table:table-cell>
          <table:table-cell office:value-type="string" calcext:value-type="string">
            <text:p>Image Alt Text</text:p>
          </table:table-cell>
          <table:table-cell table:style-name="Default" office:value-type="string" calcext:value-type="string">
            <text:p>Gift Card</text:p>
          </table:table-cell>
          <table:table-cell office:value-type="string" calcext:value-type="string">
            <text:p>SEO Title</text:p>
          </table:table-cell>
          <table:table-cell office:value-type="string" calcext:value-type="string">
            <text:p>SEO Description</text:p>
          </table:table-cell>
          <table:table-cell office:value-type="string" calcext:value-type="string">
            <text:p>Google Shopping / Google Product Category</text:p>
          </table:table-cell>
          <table:table-cell office:value-type="string" calcext:value-type="string">
            <text:p>Google Shopping / Gender</text:p>
          </table:table-cell>
          <table:table-cell office:value-type="string" calcext:value-type="string">
            <text:p>Google Shopping / Age Group</text:p>
          </table:table-cell>
          <table:table-cell office:value-type="string" calcext:value-type="string">
            <text:p>Google Shopping / MPN</text:p>
          </table:table-cell>
          <table:table-cell office:value-type="string" calcext:value-type="string">
            <text:p>Google Shopping / Condition</text:p>
          </table:table-cell>
          <table:table-cell office:value-type="string" calcext:value-type="string">
            <text:p>Google Shopping / Custom Product</text:p>
          </table:table-cell>
          <table:table-cell office:value-type="string" calcext:value-type="string">
            <text:p>Google Shopping / Custom Label 0</text:p>
          </table:table-cell>
          <table:table-cell office:value-type="string" calcext:value-type="string">
            <text:p>Google Shopping / Custom Label 1</text:p>
          </table:table-cell>
          <table:table-cell office:value-type="string" calcext:value-type="string">
            <text:p>Google Shopping / Custom Label 2</text:p>
          </table:table-cell>
          <table:table-cell office:value-type="string" calcext:value-type="string">
            <text:p>Google Shopping / Custom Label 3</text:p>
          </table:table-cell>
          <table:table-cell office:value-type="string" calcext:value-type="string">
            <text:p>Google Shopping / Custom Label 4</text:p>
          </table:table-cell>
          <table:table-cell office:value-type="string" calcext:value-type="string">
            <text:p>Variant Image</text:p>
          </table:table-cell>
          <table:table-cell office:value-type="string" calcext:value-type="string">
            <text:p>Variant Weight Unit</text:p>
          </table:table-cell>
          <table:table-cell office:value-type="string" calcext:value-type="string">
            <text:p>Variant Tax Code</text:p>
          </table:table-cell>
          <table:table-cell office:value-type="string" calcext:value-type="string">
            <text:p>Cost per item</text:p>
          </table:table-cell>
          <table:table-cell table:style-name="Default" office:value-type="string" calcext:value-type="string">
            <text:p>Included / Georgia</text:p>
          </table:table-cell>
          <table:table-cell office:value-type="string" calcext:value-type="string">
            <text:p>Price / Georgia</text:p>
          </table:table-cell>
          <table:table-cell office:value-type="string" calcext:value-type="string">
            <text:p>Compare At Price / Georgia</text:p>
          </table:table-cell>
          <table:table-cell table:style-name="Default" office:value-type="string" calcext:value-type="string">
            <text:p>Included / International</text:p>
          </table:table-cell>
          <table:table-cell office:value-type="string" calcext:value-type="string">
            <text:p>Price / International</text:p>
          </table:table-cell>
          <table:table-cell office:value-type="string" calcext:value-type="string">
            <text:p>Compare At Price / International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წებო-ცემენტი-tomarts</text:p>
          </table:table-cell>
          <table:table-cell office:value-type="string" calcext:value-type="string">
            <text:p>წებო ცემენტი TomArts EkoLine EL-007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ize</text:p>
          </table:table-cell>
          <table:table-cell office:value-type="string" calcext:value-type="string">
            <text:p>25 kg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1E432F02-F86F-4DBF-8233-F263158DE9F5.heic?v=17001450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2">
          <table:table-cell office:value-type="string" calcext:value-type="string">
            <text:p>ჰაიდელბერგ-ცემენტი-400-მარკიანი</text:p>
          </table:table-cell>
          <table:table-cell office:value-type="string" calcext:value-type="string">
            <text:p>ჰაიდელბერგ ცემენტი 400 მარკიანი</text:p>
          </table:table-cell>
          <table:table-cell office:value-type="string" calcext:value-type="string">
            <text:p>&lt;div class="shida-7" data-mce-fragment="1"&gt;</text:p>
            <text:p>&lt;p data-mce-fragment="1"&gt;ცემენტი გამოიყენება სამშენებლო საქმიანობისათვის.. ერთი ტომარა არის 40კგ. მარკიანობა 400&lt;/p&gt;</text:p>
            <text:p>&lt;/div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ცემენტები, ცემენტი, ჰაიდელბერგ ცემენტი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400 მარკიანი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4.5" calcext:value-type="float">
            <text:p>14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00914967</text:p>
          </table:table-cell>
          <table:table-cell office:value-type="string" calcext:value-type="string">
            <text:p>https://cdn.shopify.com/s/files/1/0797/7723/5223/files/400.jpg?v=16908246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ჰაიდელბერგ-ცემენტი-400-მარკიანი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400_2.jpg?v=169082467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ჰაიდელბერგ-ცემენტი-400-მარკიანი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400_3.jpg?v=1690824675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ცეცხლგამძლე-თიხა-შამუთი</text:p>
          </table:table-cell>
          <table:table-cell office:value-type="string" calcext:value-type="string">
            <text:p>ცეცხლგამძლე თიხა (შამუთი)</text:p>
          </table:table-cell>
          <table:table-cell office:value-type="string" calcext:value-type="string">
            <text:p>&lt;span data-mce-fragment="1"&gt;გამოიყენება ბუხრების და ღუმელების ასაშენებლად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ცემენტები, ცემენტი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36886295</text:p>
          </table:table-cell>
          <table:table-cell office:value-type="string" calcext:value-type="string">
            <text:p>https://cdn.shopify.com/s/files/1/0797/7723/5223/files/6270b7c0dc30bcd3c599b45ecc660f9a.png?v=16908245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ცეცხლგამძლე-თიხა-შამუთი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139ec2f2-0e2e-4b22-abe9-eca0b4f89cfe.png?v=169082456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თაბაშირი</text:p>
          </table:table-cell>
          <table:table-cell office:value-type="string" calcext:value-type="string">
            <text:p>თაბაშირი - 30კგ</text:p>
          </table:table-cell>
          <table:table-cell office:value-type="string" calcext:value-type="string">
            <text:p>&lt;p&gt;&lt;span data-mce-fragment="1"&gt;გამოიყენება სარემონტო სამუშაოების დროს ფორმების გამოსაყვანად..&lt;/span&gt;&lt;br data-mce-fragment="1"&gt;&lt;span class="masha_index masha_index6" rel="6" data-mce-fragment="1"&gt;&lt;/span&gt;&lt;span data-mce-fragment="1"&gt;30კგ-ს ფასია 12 ლარი.&lt;/span&gt;&lt;/p&gt;</text:p>
            <text:p>&lt;p&gt; &lt;/p&gt;</text:p>
            <text:p>&lt;p&gt;&lt;span data-mce-fragment="1"&gt;მხოლოდ თბილისის ფილიალში 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თაბაშირი, ცემენტები, ცემენტი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87799831</text:p>
          </table:table-cell>
          <table:table-cell office:value-type="string" calcext:value-type="string">
            <text:p>https://cdn.shopify.com/s/files/1/0797/7723/5223/files/3_f79ce299-ae48-4996-bb22-fd586c4f0379.jpg?v=1690824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თაბაშირი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0bf7903f-e99e-479b-b8ba-15c35ed09549.jpg?v=1690824468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თაბაშირი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eef622f36539ef7454eaaee5ddc158b5.jpg?v=1690824468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გაჯი</text:p>
          </table:table-cell>
          <table:table-cell office:value-type="string" calcext:value-type="string">
            <text:p>გაჯი - ქართული (რუსთავი)</text:p>
          </table:table-cell>
          <table:table-cell office:value-type="string" calcext:value-type="string">
            <text:p>&lt;span data-mce-fragment="1"&gt;1 ტომარა (40კგ) 5 ლარი. გამოიყენება სარემონტო სამუშაოებისთვის კედლების გასალესად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გაჯი, ცემენტები, ცემენტი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23083031</text:p>
          </table:table-cell>
          <table:table-cell office:value-type="string" calcext:value-type="string">
            <text:p>https://cdn.shopify.com/s/files/1/0797/7723/5223/files/3210118dcf53a5e043096eb33ff556f2.jpg?v=16908243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გაჯი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7e3a34f4-ec27-435f-a249-05f241ed63a3.jpg?v=1690824388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გაჯი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0b6f0c27-2f2a-4e61-add0-f6eaeb241656.jpg?v=1690824388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პორტლანდცემენტი</text:p>
          </table:table-cell>
          <table:table-cell office:value-type="string" calcext:value-type="string">
            <text:p>&lt;span data-mce-fragment="1"&gt;1ტონა 260ლ. 1 მეშოკი 50კგ. 13.00ლ ცემენტი გამოიყენება სამსენებლო საქმიანობისათვის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პორტლანდცემენტი, ცემენტები, ცემენტი, წებოცემენტი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4669847</text:p>
          </table:table-cell>
          <table:table-cell office:value-type="string" calcext:value-type="string">
            <text:p>https://cdn.shopify.com/s/files/1/0797/7723/5223/files/3a3ae48ac054a1fe2bdc13befa9fe0ae.jpg?v=1690822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პორტლანდცემენტი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787df3d0-da27-4732-a22f-2643e8b7f0cf.jpg?v=169082298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დეკორატიული-თეთრი-ცემენტი</text:p>
          </table:table-cell>
          <table:table-cell office:value-type="string" calcext:value-type="string">
            <text:p>ცემენტი - დეკორატიული - 50კგ - თეთრი</text:p>
          </table:table-cell>
          <table:table-cell office:value-type="string" calcext:value-type="string">
            <text:p>&lt;p&gt;&lt;span data-mce-fragment="1"&gt;გამოიყენება შიდა სამშენებლო სამუშაოებში&lt;/span&gt;&lt;/p&gt;</text:p>
            <text:p>&lt;p&gt;&lt;span data-mce-fragment="1"&gt;&lt;br&gt;&lt;/span&gt;&lt;/p&gt;</text:p>
            <text:p>&lt;p&gt;&lt;span data-mce-fragment="1"&gt;მხოლოდ თბილისის ფილიალში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დეკორატიული თეთრი ცემენტი, დეკორატიული ცემენტი, თეთრი ცემენტი, ცემენტები, ცემენტი, წებოცემენტი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50კგ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37281559</text:p>
          </table:table-cell>
          <table:table-cell office:value-type="string" calcext:value-type="string">
            <text:p>https://cdn.shopify.com/s/files/1/0797/7723/5223/files/c98f934af0337d131a4fa974700b71c8.jpg?v=16908228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დეკორატიული-თეთრი-ცემენტი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dd1a213a-e915-45ee-bd4c-3e71df570db4.jpg?v=1690822898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შპაკლი</text:p>
          </table:table-cell>
          <table:table-cell office:value-type="string" calcext:value-type="string">
            <text:p>&lt;span data-mce-fragment="1"&gt;გამოიყენება სარემონტო სამალიარო სამუშაოებში კედლების დასამუშავებლად&lt;/span&gt;&lt;br data-mce-fragment="1"&gt;&lt;br data-mce-fragment="1"&gt;&lt;span class="masha_index masha_index6" rel="6" data-mce-fragment="1"&gt;&lt;/span&gt;&lt;span data-mce-fragment="1"&gt;არის 25 კილოგრამიან ტომრებში.&lt;/span&gt;&lt;br data-mce-fragment="1"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decosilk, დეკოსილკი, შპაკლი, ცემენტები, ცემენტი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2355095</text:p>
          </table:table-cell>
          <table:table-cell office:value-type="string" calcext:value-type="string">
            <text:p>https://cdn.shopify.com/s/files/1/0797/7723/5223/files/d3f94e9f4d3cbd6d68556bcec99d0877.jpg?v=16908212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შპაკლი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22a2021d-35d6-4f61-9290-73115db58e23.jpg?v=169082126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შპაკლი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19dbab99-b216-4831-b9c7-d7e6f74a3d9f.jpg?v=169082126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ჰაიდელბერგ-ცემენტი-300-მარკიანი</text:p>
          </table:table-cell>
          <table:table-cell office:value-type="string" calcext:value-type="string">
            <text:p>ჰაიდელბერგ ცემენტი 300 მარკიანი</text:p>
          </table:table-cell>
          <table:table-cell office:value-type="string" calcext:value-type="string">
            <text:p>&lt;span data-mce-fragment="1"&gt;გამოიყენება სამშენებლო სარემონტო სამუშაოებისთვის. დაფასოებულია 25კგ-იან ტომრებში რომელიც არის კომფორტული გადასატანად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300 მარკიანი, ცემენტები, წებოცემენტი, ჰაიდელბერგ ცემენტი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06660631</text:p>
          </table:table-cell>
          <table:table-cell office:value-type="string" calcext:value-type="string">
            <text:p>https://cdn.shopify.com/s/files/1/0797/7723/5223/files/300.png?v=16907367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2">
          <table:table-cell office:value-type="string" calcext:value-type="string">
            <text:p>ჰაიდელბერგ-ცემენტი-500-მარკიანი</text:p>
          </table:table-cell>
          <table:table-cell office:value-type="string" calcext:value-type="string">
            <text:p>ჰაიდელბერგ ცემენტი 500 მარკიანი</text:p>
          </table:table-cell>
          <table:table-cell office:value-type="string" calcext:value-type="string">
            <text:p>&lt;div class="shida-7" data-mce-fragment="1"&gt;</text:p>
            <text:p>&lt;p data-mce-fragment="1"&gt;გამოიყენება სამშენებლო სამუშაოებისთვის, გამოირჩევა მაღალი მარკიანობით.. დაფასოებულია 40კგ-იან ტომრებში.&lt;br data-mce-fragment="1"&gt;&lt;br data-mce-fragment="1"&gt;&lt;span class="masha_index masha_index6" rel="6" data-mce-fragment="1"&gt;&lt;/span&gt;მარკიანობა: 500 მარკიანი&lt;/p&gt;</text:p>
            <text:p>&lt;/div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500 მარკიანი ცემენტი, ცემენტები, ცემენტი, ჰაიდელბერგ ცემენტი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5.5" calcext:value-type="float">
            <text:p>15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68296215</text:p>
          </table:table-cell>
          <table:table-cell office:value-type="string" calcext:value-type="string">
            <text:p>https://cdn.shopify.com/s/files/1/0797/7723/5223/files/500.png?v=1690675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წებო-ცემენტი-ბეტეკი</text:p>
          </table:table-cell>
          <table:table-cell office:value-type="string" calcext:value-type="string">
            <text:p>წებო ცემენტი ბეტეკი</text:p>
          </table:table-cell>
          <table:table-cell office:value-type="string" calcext:value-type="string">
            <text:p>&lt;span data-mce-fragment="1"&gt;გამოიყენება სამშენებლო სამუშაოებისათვის. კერამიკული ფილების დასაგებად, გასაკრავად. არის თურქული წარმოების. დაფასოებულია 25კგ-ან ტომრებში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ბეტეკი, ცემენტები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63217175</text:p>
          </table:table-cell>
          <table:table-cell office:value-type="string" calcext:value-type="string">
            <text:p>https://cdn.shopify.com/s/files/1/0797/7723/5223/files/c357a89b78430c2ddf438730d945960b.png?v=16906749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ირანული-ცემენტი</text:p>
          </table:table-cell>
          <table:table-cell office:value-type="string" calcext:value-type="string">
            <text:p>ცემენტი - ირანული</text:p>
          </table:table-cell>
          <table:table-cell office:value-type="string" calcext:value-type="string">
            <text:p>&lt;span data-mce-fragment="1"&gt;ცემენტი გამოიყენება სამშენებლო საქმიანობისათვის. ერთი ტომარა არის 50კგ.&lt;/span&gt;&lt;br data-mce-fragment="1"&gt;&lt;span class="masha_index masha_index6" rel="6" data-mce-fragment="1"&gt;&lt;/span&gt;&lt;span data-mce-fragment="1"&gt;არის 500 მარკიანი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/>
          <table:table-cell office:value-type="string" calcext:value-type="string">
            <text:p>ირანული ცეენტი, ცემენტები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50კგ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500 მარკიანი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52658967</text:p>
          </table:table-cell>
          <table:table-cell office:value-type="string" calcext:value-type="string">
            <text:p>https://cdn.shopify.com/s/files/1/0797/7723/5223/files/2f8530e920b2fd9a274beebcb6851814.jpg?v=16906683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წებოცემენტი-cmc-პირველი-სტანდარტი</text:p>
          </table:table-cell>
          <table:table-cell office:value-type="string" calcext:value-type="string">
            <text:p>წებოცემენტი CMC პირველი სტანდარტი</text:p>
          </table:table-cell>
          <table:table-cell office:value-type="string" calcext:value-type="string">
            <text:p>&lt;span data-mce-fragment="1"&gt;„ქართული მინერალური მასალების“ პროდუქცია CMC-ის სავაჭრო ნიშნით იწარმოება. ის გამოირჩევა მაღალი ხარისხით, სიმტკიცით, ეკოლოგიურობითა და გამძლეობით.&lt;/span&gt;&lt;br data-mce-fragment="1"&gt;&lt;span class="masha_index masha_index6" rel="6" data-mce-fragment="1"&gt;&lt;/span&gt;&lt;span data-mce-fragment="1"&gt;არის 25კგ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CMC, ცემენტები, წებოცემენტი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34882839</text:p>
          </table:table-cell>
          <table:table-cell office:value-type="string" calcext:value-type="string">
            <text:p>https://cdn.shopify.com/s/files/1/0797/7723/5223/files/CMC_a5299d3d-e263-42e4-bea1-e56138aab0ee.png?v=1690665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ყინვა-გამძლე-წებოცემენტი-cmc</text:p>
          </table:table-cell>
          <table:table-cell office:value-type="string" calcext:value-type="string">
            <text:p>ყინვა გამძლე წებოცემენტი CMC</text:p>
          </table:table-cell>
          <table:table-cell office:value-type="string" calcext:value-type="string">
            <text:p>&lt;span data-mce-fragment="1"&gt;ცემენტის ბაზაზე დამზადებული ყინვაგამძლე მინერალური წებო კერამიკული და სხვა მსგავსი ტიპის ფილების მისაკრავად შიდა და გარე სამუშაოებისთვის.არის 25კგ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CMC, Tile Adhesive, ცემენტები, წებოცემენტი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5189271</text:p>
          </table:table-cell>
          <table:table-cell office:value-type="string" calcext:value-type="string">
            <text:p>https://cdn.shopify.com/s/files/1/0797/7723/5223/files/CMC.png?v=16906649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33" meta:object-count="0"/>
    <meta:generator>LibreOffice/7.4.7.2$Linux_X86_64 LibreOffice_project/40$Build-2</meta:generator>
  </office:meta>
</office:document-meta>
</file>